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2.03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00.7mm"/>
    </style:style>
    <style:style style:name="co6" style:family="table-column">
      <style:table-column-properties fo:break-before="auto" style:column-width="137.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42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6.0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Utilisateur</text:p>
          </table:table-cell>
          <table:table-cell table:style-name="ce1" office:value-type="string" calcext:value-type="string">
            <text:p>US</text:p>
          </table:table-cell>
          <table:table-cell office:value-type="string" calcext:value-type="string">
            <text:p>Cotation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Numero du sprint</text:p>
          </table:table-cell>
          <table:table-cell office:value-type="string" calcext:value-type="string">
            <text:p>Etat d’avancement </text:p>
          </table:table-cell>
          <table:table-cell table:style-name="ce1" office:value-type="string" calcext:value-type="string">
            <text:p>Acceptance criteria</text:p>
          </table:table-cell>
          <table:table-cell table:number-columns-repeated="2"/>
          <table:table-cell table:style-name="ce12" table:number-columns-repeated="2"/>
          <table:table-cell table:style-name="ce13" table:number-columns-repeated="4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stème</text:p>
          </table:table-cell>
          <table:table-cell table:style-name="ce2" office:value-type="string" calcext:value-type="string">
            <text:p>Conception de la base de donné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miné</text:p>
          </table:table-cell>
          <table:table-cell table:style-name="ce1"/>
          <table:table-cell table:number-columns-repeated="2"/>
          <table:table-cell table:style-name="ce12" table:number-columns-repeated="2"/>
          <table:table-cell table:style-name="ce13" table:number-columns-repeated="4"/>
          <table:table-cell table:style-name="ce1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Système</text:p>
          </table:table-cell>
          <table:table-cell table:style-name="ce2" office:value-type="string" calcext:value-type="string">
            <text:p>Implémentation de la base de donné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miné</text:p>
          </table:table-cell>
          <table:table-cell table:style-name="ce1"/>
          <table:table-cell table:number-columns-repeated="2"/>
          <table:table-cell table:style-name="ce12" table:number-columns-repeated="2"/>
          <table:table-cell table:style-name="ce13" table:number-columns-repeated="4"/>
          <table:table-cell table:style-name="ce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En tant qu’administrateur j’ai besoin de pouvoir ajouter un livre afin de le vendre.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Lorsque je clique sur le bouton « ajouter » après avoir complété le formulaire, les clients peuvent désormais acheter ce livre.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Visualisation couverture livr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Lorsque je charge la page d’un livre, la couverture du livre s’affiche.</text:p>
          </table:table-cell>
          <table:table-cell table:number-columns-repeated="2"/>
          <table:table-cell table:style-name="ce12" table:number-columns-repeated="2"/>
          <table:table-cell table:style-name="ce14"/>
          <table:table-cell table:style-name="ce9" table:number-columns-repeated="3"/>
          <table:table-cell table:style-name="ce1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Visualisation informations livr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Lorsque je charge la page d’un livre, je peux visualiser le titre, le résumé, le nom de l'auteur, le prix ...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Client</text:p>
          </table:table-cell>
          <table:table-cell table:style-name="ce5" office:value-type="string" calcext:value-type="string">
            <text:p>Visualisation d’une liste de livre sur la page d’accuei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2" table:number-columns-repeated="2"/>
          <table:table-cell table:style-name="ce14"/>
          <table:table-cell table:style-name="ce9" table:number-columns-repeated="3"/>
          <table:table-cell table:style-name="ce1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’ajouter un article dans mon panier.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Sur la page d’un livre je peux cliquer sur un bouton ajouter au panier. Ainsi, sur la page du panier l’article en question y figure.</text:p>
          </table:table-cell>
          <table:table-cell table:number-columns-repeated="2"/>
          <table:table-cell table:style-name="ce12" table:number-columns-repeated="2"/>
          <table:table-cell table:style-name="ce14"/>
          <table:table-cell table:style-name="ce9" table:number-columns-repeated="3"/>
          <table:table-cell table:style-name="ce11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’enlever un article de mon panier afin de corriger une erreur.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2" table:number-columns-repeated="2"/>
          <table:table-cell table:style-name="ce14"/>
          <table:table-cell table:style-name="ce9" table:number-columns-repeated="3"/>
          <table:table-cell table:style-name="ce1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e visualiser mon panier.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office:value-type="string" calcext:value-type="string">
            <text:p>Sur la page de mon panier, en cliquant sur le bouton « enlever » à coté de mon livre, le livre est retiré.</text:p>
          </table:table-cell>
          <table:table-cell table:number-columns-repeated="2"/>
          <table:table-cell table:style-name="ce12" table:number-columns-repeated="2"/>
          <table:table-cell table:style-name="ce15"/>
          <table:table-cell table:style-name="ce9" table:number-columns-repeated="3"/>
          <table:table-cell table:style-name="ce11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e rechercher un livre selon différents critères afin de pouvoir acheter celui qui m’intéresse. 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3" office:value-type="string" calcext:value-type="string">
            <text:p>Recherche implémentée sur genre, auteur, titre, prix, avis des lecteurs.</text:p>
          </table:table-cell>
          <table:table-cell table:number-columns-repeated="8"/>
          <table:table-cell table:style-name="ce1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’afficher le résultat d’une recherche en vue mosaiqu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3"/>
          <table:table-cell table:number-columns-repeated="8"/>
          <table:table-cell table:style-name="ce1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’afficher le résultat d’une recherche en vue detaillé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3"/>
          <table:table-cell table:number-columns-repeated="8"/>
          <table:table-cell table:style-name="ce11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Connexion administrateur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/>
          <table:table-cell table:number-columns-repeated="8"/>
          <table:table-cell table:style-name="ce11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onnexion client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/>
          <table:table-cell table:number-columns-repeated="8"/>
          <table:table-cell table:style-name="ce11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e m’inscrire afin de pouvoir accéder à mes informations personnelles.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office:value-type="string" calcext:value-type="string">
            <text:p>Lors d’une prochaine connexion mes données sont toujours présentes sur ma page de profil.</text:p>
          </table:table-cell>
          <table:table-cell table:number-columns-repeated="8"/>
          <table:table-cell table:style-name="ce11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dification information profil client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office:value-type="string" calcext:value-type="string">
            <text:p>Je peut modifier :</text:p>
            <text:p>- mot de passe</text:p>
            <text:p>- adresse e-mail</text:p>
            <text:p><text:span text:style-name="T1">- Pseudo Ou/et nom prénoms</text:span></text:p>
          </table:table-cell>
          <table:table-cell table:number-columns-repeated="9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n client peut supprimer son compte.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10"/>
        </table:table-row>
        <table:table-row table:style-name="ro3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Client</text:p>
          </table:table-cell>
          <table:table-cell table:style-name="ce3" office:value-type="string" calcext:value-type="string">
            <text:p>En tant que client j’ai besoin de pouvoir poster un commentaire afin de communiquer mon avis aux autres utilisateurs.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3" office:value-type="string" calcext:value-type="string">
            <text:p>Sur la page d’un livre je peux poster un commentaire sur un livre que j’ai acheté ;celui-ci sera enregistré et affiché par la suite sur la page du livre en question.</text:p>
          </table:table-cell>
          <table:table-cell table:number-columns-repeated="8"/>
          <table:table-cell table:style-name="ce11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’administrateur peut ajouter des promotions.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number-columns-repeated="9"/>
          <table:table-cell table:style-name="ce11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En tant qu’administrateur j’ai besoin de connaître les statistiques de vente d’un livre afin de pouvoir ajouter des livres pertinents pour la vente.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orsque je visualise les résultats ceux-ci sont cohérent avec la réalité des ventes.</text:p>
          </table:table-cell>
          <table:table-cell table:number-columns-repeated="8"/>
          <table:table-cell table:style-name="ce11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ontact administrateu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11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aiement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 paiement peut être fait par carte bancaire ou par PayPal.</text:p>
          </table:table-cell>
          <table:table-cell table:number-columns-repeated="8"/>
          <table:table-cell table:style-name="ce11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éléchargeme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rès le paiement, le panier est téléchargé par le navigateur.</text:p>
          </table:table-cell>
          <table:table-cell table:number-columns-repeated="8"/>
          <table:table-cell table:style-name="ce11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istorique des achat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iste des livres achetés sur page profil client.</text:p>
          </table:table-cell>
          <table:table-cell table:number-columns-repeated="8"/>
          <table:table-cell table:style-name="ce11"/>
        </table:table-row>
        <table:table-row table:style-name="ro4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Envoi de mail de confirmation au client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1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ossibilité de ré-télécharger livres achetés sur page de profil cli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ans la liste des achats sur la page de profil client, cliquer sur le bouton télécharger à côté du nom du livre lance le téléchargement.</text:p>
          </table:table-cell>
          <table:table-cell table:number-columns-repeated="9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Relance client pour la publication d’un avi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nvoi d’un mail au bout de 15 jours après l’achat.</text:p>
          </table:table-cell>
          <table:table-cell table:number-columns-repeated="9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jout d’un moyen de paiement au compte cli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nregistrement coordonnées bancaire ou PayPal</text:p>
          </table:table-cell>
          <table:table-cell table:number-columns-repeated="9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dification d’un moyen de paiement du compte clien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uppression d’un moyen de paiement du compte clien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n administrateur peut voir les profils de tous les clients.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’administrateur peut ajouter des suggestions.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Le système affiche des suggestions personnalisées.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Étant connecté sur le site des livres me sont suggérés.</text:p>
          </table:table-cell>
          <table:table-cell table:number-columns-repeated="9"/>
        </table:table-row>
        <table:table-row table:style-name="ro5" table:number-rows-repeated="5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3"/>
          <table:table-cell table:style-name="ce11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9" table:number-columns-repeated="3"/>
          <table:table-cell table:style-name="ce1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9:23:25.137520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5:26:41.126978905</meta:creation-date>
    <dc:date>2016-10-20T10:03:50.308758338</dc:date>
    <meta:editing-duration>PT1H22M21S</meta:editing-duration>
    <meta:editing-cycles>8</meta:editing-cycles>
    <meta:generator>LibreOffice/5.1.4.2$Linux_X86_64 LibreOffice_project/10m0$Build-2</meta:generator>
    <meta:document-statistic meta:table-count="1" meta:cell-count="198" meta:object-count="0"/>
  </office:meta>
</office:document-meta>
</file>